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fo:min-height="6.115cm"/>
    </style:style>
    <style:style style:name="gr8" style:family="graphic" style:parent-style-name="standard">
      <style:graphic-properties draw:stroke="none" draw:fill="none" fo:min-height="1.322cm"/>
    </style:style>
    <style:style style:name="gr9" style:family="graphic" style:parent-style-name="standard">
      <style:graphic-properties draw:stroke="none" draw:fill="none" fo:min-height="1.762cm"/>
    </style:style>
    <style:style style:name="gr10" style:family="graphic" style:parent-style-name="standard">
      <style:graphic-properties draw:stroke="none" draw:fill="none" fo:min-height="3.522cm"/>
    </style:style>
    <style:style style:name="gr11" style:family="graphic" style:parent-style-name="standard">
      <style:graphic-properties draw:stroke="none" draw:fill="none" fo:min-height="0.882cm"/>
    </style:style>
    <style:style style:name="gr12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8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5pt" fo:font-weight="bold" style:font-size-asian="25pt" style:font-weight-asian="bold" style:font-size-complex="25pt" style:font-weight-complex="bold"/>
    </style:style>
    <style:style style:name="P12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3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000f69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6" style:family="text">
      <style:text-properties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" style:family="text">
      <style:text-properties fo:color="#0024f5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8" style:family="text">
      <style:text-properties fo:color="#000f69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19" style:family="text">
      <style:text-properties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0" style:family="text">
      <style:text-properties fo:color="#000000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1" style:family="text">
      <style:text-properties fo:color="#0026f5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2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4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5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6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7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8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9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2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3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7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6.971cm" svg:height="4.631cm" svg:x="1.629cm" svg:y="7.934cm">
          <draw:text-box>
            <text:p text:style-name="P3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3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Traff på føste"</text:span><text:span text:style-name="T2">)</text:span></text:p>
            <text:p text:style-name="P3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Traff på andre"</text:span><text:span text:style-name="T2">)</text:span></text:p>
            <text:p text:style-name="P3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kjent"</text:span><text:span text:style-name="T2">)</text:span></text:p>
            <text:p text:style-name="P3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4" draw:layer="layout" svg:width="26.544cm" svg:height="4.631cm" svg:x="2.005cm" svg:y="7.994cm">
          <draw:text-box>
            <text:p text:style-name="P3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3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3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3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3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4" draw:layer="layout" svg:width="26.544cm" svg:height="4.631cm" svg:x="2.005cm" svg:y="7.996cm">
          <draw:text-box>
            <text:p text:style-name="P3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3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3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3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3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draw:frame draw:style-name="gr2" draw:text-style-name="P4" draw:layer="layout" svg:width="26.544cm" svg:height="4.631cm" svg:x="2.005cm" svg:y="7.995cm">
          <draw:text-box>
            <text:p text:style-name="P3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3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3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3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3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draw:frame draw:style-name="gr2" draw:text-style-name="P4" draw:layer="layout" svg:width="27.998cm" svg:height="6.383cm" svg:x="0cm" svg:y="7.094cm">
          <draw:text-box>
            <text:p text:style-name="P3"><text:span text:style-name="T3">myObject</text:span><text:span text:style-name="T2"> </text:span><text:span text:style-name="T4">match</text:span><text:span text:style-name="T2"> {</text:span></text:p>
            <text:p text:style-name="P3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6">println</text:span><text:span text:style-name="T2">(</text:span><text:span text:style-name="T5">"First "</text:span><text:span text:style-name="T2"> </text:span><text:span text:style-name="T6">+</text:span><text:span text:style-name="T2"> </text:span><text:span text:style-name="T3">first</text:span><text:span text:style-name="T2"> </text:span><text:span text:style-name="T6">+</text:span><text:span text:style-name="T5"> <text:s text:c="2"/>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" Second "</text:span><text:span text:style-name="T2"> </text:span><text:span text:style-name="T6">+</text:span><text:span text:style-name="T2"> </text:span><text:span text:style-name="T3">second</text:span><text:span text:style-name="T2">)</text:span></text:p>
            <text:p text:style-name="P3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6">println</text:span><text:span text:style-name="T2">(</text:span><text:span text:style-name="T5">"Found a third"</text:span><text:span text:style-name="T2">)</text:span></text:p>
            <text:p text:style-name="P3"><text:span text:style-name="T2"><text:s text:c="2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3"><text:span text:style-name="T2">}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draw:frame draw:style-name="gr2" draw:text-style-name="P4" draw:layer="layout" svg:width="23.495cm" svg:height="4.631cm" svg:x="3.175cm" svg:y="6.985cm">
          <draw:text-box>
            <text:p text:style-name="P3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3"><text:span text:style-name="T2"><text:s/></text:span><text:span text:style-name="T4">case</text:span><text:span text:style-name="T2"> </text:span><text:span text:style-name="T5">"Første treff"</text:span><text:span text:style-name="T2"> =&gt; </text:span><text:span text:style-name="T5">"Traff på første"</text:span></text:p>
            <text:p text:style-name="P3"><text:span text:style-name="T2"><text:s/></text:span><text:span text:style-name="T4">case</text:span><text:span text:style-name="T2"> </text:span><text:span text:style-name="T5">"Andre treff"</text:span><text:span text:style-name="T2"> =&gt; </text:span><text:span text:style-name="T5">"Traff på andre"</text:span></text:p>
            <text:p text:style-name="P3"><text:span text:style-name="T2"><text:s/></text:span><text:span text:style-name="T4">case</text:span><text:span text:style-name="T2"> _ =&gt; </text:span><text:span text:style-name="T5">"Unknown"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draw:frame draw:style-name="gr2" draw:text-style-name="P4" draw:layer="layout" svg:width="26.876cm" svg:height="4.631cm" svg:x="0.635cm" svg:y="7.599cm">
          <draw:text-box>
            <text:p text:style-name="P3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3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3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3"><text:span text:style-name="T2"><text:s text:c="2"/></text:span><text:span text:style-name="T4">case</text:span><text:span text:style-name="T2"> _ =&gt; </text:span><text:span text:style-name="T5">"failed"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draw:frame draw:style-name="gr2" draw:text-style-name="P4" draw:layer="layout" svg:width="29.845cm" svg:height="3.755cm" svg:x="0.7cm" svg:y="7.693cm">
          <draw:text-box>
            <text:p text:style-name="P3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3"><text:span text:style-name="T2"><text:s text:c="2"/></text:span><text:span text:style-name="T4">case</text:span><text:span text:style-name="T2"> Nil =&gt; </text:span><text:span text:style-name="T7">0</text:span></text:p>
            <text:p text:style-name="P3"><text:span text:style-name="T4"><text:s text:c="2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draw:frame draw:style-name="gr3" draw:text-style-name="P7" draw:layer="layout" svg:width="27.772cm" svg:height="5.18cm" svg:x="0.335cm" svg:y="13.97cm">
          <draw:text-box>
            <text:p text:style-name="P6"><text:span text:style-name="T9">def</text:span><text:span text:style-name="T10"> second_or_0(list:List[Int]) = list </text:span><text:span text:style-name="T9">match</text:span><text:span text:style-name="T10"> {</text:span></text:p>
            <text:p text:style-name="P6"><text:span text:style-name="T10"><text:s text:c="2"/></text:span><text:span text:style-name="T9">case</text:span><text:span text:style-name="T10"> List(_, x, _*) =&gt; x</text:span></text:p>
            <text:p text:style-name="P6"><text:span text:style-name="T10"><text:s text:c="2"/></text:span><text:span text:style-name="T9">case</text:span><text:span text:style-name="T10"> _ =&gt; </text:span><text:span text:style-name="T11">0</text:span></text:p>
            <text:p text:style-name="P6"><text:span text:style-name="T10">}</text:span></text:p>
          </draw:text-box>
        </draw:frame>
        <draw:frame draw:style-name="gr4" draw:text-style-name="P8" draw:layer="layout" svg:width="28cm" svg:height="10.108cm" svg:x="0cm" svg:y="1.322cm">
          <draw:text-box>
            <text:p text:style-name="P6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6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6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6"><text:span text:style-name="T13"><text:s text:c="4"/></text:span><text:span text:style-name="T13">} </text:span><text:span text:style-name="T12">else</text:span><text:span text:style-name="T13"> {</text:span></text:p>
            <text:p text:style-name="P6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6"><text:span text:style-name="T13"><text:s text:c="4"/></text:span><text:span text:style-name="T13">}</text:span></text:p>
            <text:p text:style-name="P6"><text:span text:style-name="T13">}</text:span></text:p>
          </draw:text-box>
        </draw:frame>
        <draw:custom-shape draw:style-name="gr5" draw:text-style-name="P9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draw:frame draw:style-name="gr6" draw:text-style-name="P10" draw:layer="layout" svg:width="28.575cm" svg:height="13.335cm" svg:x="0cm" svg:y="0cm">
          <draw:text-box>
            <text:p text:style-name="P6"><text:span text:style-name="T15">public</text:span><text:span text:style-name="T16"> </text:span><text:span text:style-name="T15">static</text:span><text:span text:style-name="T16"> Integer f(List&lt;List&lt;Integer&gt;&gt; list) {</text:span></text:p>
            <text:p text:style-name="P6"><text:span text:style-name="T16"><text:s text:c="4"/></text:span><text:span text:style-name="T16">Integer result = </text:span><text:span text:style-name="T17">0</text:span><text:span text:style-name="T16">;</text:span></text:p>
            <text:p text:style-name="P6"><text:span text:style-name="T16"><text:s text:c="4"/></text:span><text:span text:style-name="T15">if</text:span><text:span text:style-name="T16"> (list != </text:span><text:span text:style-name="T15">null</text:span><text:span text:style-name="T16">) {</text:span></text:p>
            <text:p text:style-name="P6"><text:span text:style-name="T16"><text:s text:c="8"/></text:span><text:span text:style-name="T15">if</text:span><text:span text:style-name="T16"> (list.size() &gt;= </text:span><text:span text:style-name="T17">1</text:span><text:span text:style-name="T16"> &amp;&amp; list.get(</text:span><text:span text:style-name="T17">0</text:span><text:span text:style-name="T16">) != </text:span><text:span text:style-name="T15">null</text:span><text:span text:style-name="T16"> &amp;&amp; list.get(</text:span><text:span text:style-name="T17">0</text:span><text:span text:style-name="T16">).size() &gt;= </text:span><text:span text:style-name="T17">1</text:span><text:span text:style-name="T16">) {</text:span></text:p>
            <text:p text:style-name="P6"><text:span text:style-name="T16"><text:s text:c="12"/></text:span><text:span text:style-name="T16">List&lt;Integer&gt; sub = list.get(</text:span><text:span text:style-name="T17">0</text:span><text:span text:style-name="T16">);</text:span></text:p>
            <text:p text:style-name="P6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1</text:span><text:span text:style-name="T16">) {</text:span></text:p>
            <text:p text:style-name="P6"><text:span text:style-name="T16"><text:s text:c="16"/></text:span><text:span text:style-name="T16">result = sub.get(</text:span><text:span text:style-name="T17">0</text:span><text:span text:style-name="T16">);</text:span></text:p>
            <text:p text:style-name="P6"><text:span text:style-name="T16"><text:s text:c="12"/></text:span><text:span text:style-name="T16">}</text:span></text:p>
            <text:p text:style-name="P6"><text:span text:style-name="T16"><text:s text:c="8"/></text:span><text:span text:style-name="T16">} </text:span><text:span text:style-name="T15">else</text:span><text:span text:style-name="T16"> </text:span><text:span text:style-name="T15">if</text:span><text:span text:style-name="T16"> (list.size() &gt;= </text:span><text:span text:style-name="T17">2</text:span><text:span text:style-name="T16">) {</text:span></text:p>
            <text:p text:style-name="P6"><text:span text:style-name="T16"><text:s text:c="12"/></text:span><text:span text:style-name="T16">List&lt;Integer&gt; sub = list.get(</text:span><text:span text:style-name="T17">1</text:span><text:span text:style-name="T16">);</text:span></text:p>
            <text:p text:style-name="P6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2</text:span><text:span text:style-name="T16">) {</text:span></text:p>
            <text:p text:style-name="P6"><text:span text:style-name="T16"><text:s text:c="16"/></text:span><text:span text:style-name="T16">result = sub.get(</text:span><text:span text:style-name="T17">1</text:span><text:span text:style-name="T16">);</text:span></text:p>
            <text:p text:style-name="P6"><text:span text:style-name="T16"><text:s text:c="12"/></text:span><text:span text:style-name="T16">}</text:span></text:p>
            <text:p text:style-name="P6"><text:span text:style-name="T16"><text:s text:c="8"/></text:span><text:span text:style-name="T16">}</text:span></text:p>
            <text:p text:style-name="P6"><text:span text:style-name="T16"><text:s text:c="4"/></text:span><text:span text:style-name="T16">}</text:span></text:p>
            <text:p text:style-name="P6"><text:span text:style-name="T16"><text:s text:c="4"/></text:span><text:span text:style-name="T15">return</text:span><text:span text:style-name="T16"> result;</text:span></text:p>
            <text:p text:style-name="P6"><text:span text:style-name="T16">}</text:span></text:p>
          </draw:text-box>
        </draw:frame>
        <draw:frame draw:style-name="gr7" draw:text-style-name="P11" draw:layer="layout" svg:width="27.125cm" svg:height="6.365cm" svg:x="0.18cm" svg:y="14.635cm">
          <draw:text-box>
            <text:p text:style-name="P6"><text:span text:style-name="T18">def</text:span><text:span text:style-name="T19"> f(list: List[List[Int]]) = list </text:span><text:span text:style-name="T18">match</text:span><text:span text:style-name="T19"> {</text:span></text:p>
            <text:p text:style-name="P6"><text:span text:style-name="T19"><text:s text:c="2"/></text:span><text:span text:style-name="T18">case</text:span><text:span text:style-name="T19"> List(List(</text:span><text:span text:style-name="T20">x</text:span><text:span text:style-name="T19">, _*), _*) =&gt; x</text:span></text:p>
            <text:p text:style-name="P6"><text:span text:style-name="T19"><text:s text:c="2"/></text:span><text:span text:style-name="T18">case</text:span><text:span text:style-name="T19"> List(_, List(_, x, _*), _*) =&gt; x</text:span></text:p>
            <text:p text:style-name="P6"><text:span text:style-name="T19"><text:s text:c="2"/></text:span><text:span text:style-name="T18">case</text:span><text:span text:style-name="T19"> _ =&gt; </text:span><text:span text:style-name="T21">0</text:span></text:p>
            <text:p text:style-name="P6"><text:span text:style-name="T19">}</text:span></text:p>
          </draw:text-box>
        </draw:frame>
        <draw:custom-shape draw:style-name="gr5" draw:text-style-name="P9" draw:layer="layout" svg:width="2.382cm" svg:height="2.084cm" svg:x="12.065cm" svg:y="11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ksisterende klasser, men komplisert</text:p>
              </text:list-item>
              <text:list-item>
                <text:p>Klasse som kan brukes i pattern matching</text:p>
              </text:list-item>
              <text:list-item>
                <text:p>Du får autogenerert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e (og evt settere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draw:frame draw:style-name="gr8" draw:text-style-name="P4" draw:layer="layout" svg:width="27.94cm" svg:height="3.755cm" svg:x="0.06cm" svg:y="7.299cm">
          <draw:text-box>
            <text:p text:style-name="P3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3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3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22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draw:frame draw:style-name="gr9" draw:text-style-name="P12" draw:layer="layout" svg:width="28cm" svg:height="5.333cm" svg:x="0cm" svg:y="6.985cm">
          <draw:text-box>
            <text:p text:style-name="P3"><text:span text:style-name="T23">p</text:span><text:span text:style-name="T24"> </text:span><text:span text:style-name="T25">match</text:span><text:span text:style-name="T24"> {</text:span></text:p>
            <text:p text:style-name="P3"><text:span text:style-name="T24"><text:s text:c="2"/></text:span><text:span text:style-name="T25">case</text:span><text:span text:style-name="T24"> </text:span><text:span text:style-name="T26">Man</text:span><text:span text:style-name="T24">(</text:span><text:span text:style-name="T23">name</text:span><text:span text:style-name="T24">) =&gt; </text:span><text:span text:style-name="T27">println</text:span><text:span text:style-name="T24">(</text:span><text:span text:style-name="T28">"Man with name "</text:span><text:span text:style-name="T24"> </text:span><text:span text:style-name="T27">+</text:span><text:span text:style-name="T24"> </text:span><text:span text:style-name="T23">name</text:span><text:span text:style-name="T24">)</text:span></text:p>
            <text:p text:style-name="P3"><text:span text:style-name="T24"><text:s text:c="2"/></text:span><text:span text:style-name="T25">case</text:span><text:span text:style-name="T24"> </text:span><text:span text:style-name="T26">Woman</text:span><text:span text:style-name="T24">(</text:span><text:span text:style-name="T23">name</text:span><text:span text:style-name="T24">, </text:span><text:span text:style-name="T23">children</text:span><text:span text:style-name="T24">) =&gt; </text:span><text:span text:style-name="T27">println</text:span><text:span text:style-name="T24">(</text:span><text:span text:style-name="T28">"Woman with name "</text:span><text:span text:style-name="T24"> <text:s text:c="33"/></text:span><text:span text:style-name="T27">+</text:span><text:span text:style-name="T24"> </text:span><text:span text:style-name="T23">name</text:span><text:span text:style-name="T24"> </text:span><text:span text:style-name="T27">+</text:span><text:span text:style-name="T24"> </text:span><text:span text:style-name="T28">" and with "</text:span><text:span text:style-name="T24"> </text:span><text:span text:style-name="T27">+</text:span><text:span text:style-name="T24"> <text:s text:c="40"/></text:span><text:span text:style-name="T23">children</text:span><text:span text:style-name="T24">.</text:span><text:span text:style-name="T27">size</text:span><text:span text:style-name="T24"> </text:span><text:span text:style-name="T27">+</text:span><text:span text:style-name="T24"> </text:span><text:span text:style-name="T28">" children"</text:span><text:span text:style-name="T24">)</text:span></text:p>
            <text:p text:style-name="P3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draw:frame draw:style-name="gr10" draw:text-style-name="P4" draw:layer="layout" svg:width="26.67cm" svg:height="7.259cm" svg:x="0.635cm" svg:y="6.351cm">
          <draw:text-box>
            <text:p text:style-name="P3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3"><text:span text:style-name="T2"><text:s text:c="2"/></text:span></text:p>
            <text:p text:style-name="P3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3"><text:span text:style-name="T29"/></text:p>
            <text:p text:style-name="P3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3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3">digit</text:span></text:p>
            <text:p text:style-name="P3"><text:span text:style-name="T2"><text:s text:c="4"/></text:span><text:span text:style-name="T4">case</text:span><text:span text:style-name="T2"> _ =&gt; </text:span><text:span text:style-name="T5">"None"</text:span></text:p>
            <text:p text:style-name="P3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draw:frame draw:style-name="gr10" draw:text-style-name="P4" draw:layer="layout" svg:width="26.67cm" svg:height="7.259cm" svg:x="0.635cm" svg:y="6.35cm">
          <draw:text-box>
            <text:p text:style-name="P3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3"><text:span text:style-name="T2"><text:s text:c="2"/></text:span></text:p>
            <text:p text:style-name="P3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3"><text:span text:style-name="T29"/></text:p>
            <text:p text:style-name="P3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3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3"><text:span text:style-name="T2"><text:s text:c="4"/></text:span><text:span text:style-name="T4">case</text:span><text:span text:style-name="T2"> _ =&gt; </text:span><text:span text:style-name="T7">None</text:span></text:p>
            <text:p text:style-name="P3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draw:frame presentation:style-name="pr6" draw:layer="layout" svg:width="25.199cm" svg:height="3.507cm" svg:x="1.4cm" svg:y="0.837cm" presentation:class="title">
          <draw:text-box>
            <text:p>The Option type, aldri mer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r 2 mulige verdier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22.225cm" svg:height="2.003cm" svg:x="2.54cm" svg:y="12.7cm">
          <draw:text-box>
            <text:p text:style-name="P3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3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>
        <draw:frame draw:style-name="gr12" draw:text-style-name="P13" draw:layer="layout" svg:width="21.59cm" svg:height="1.06cm" svg:x="1.84cm" svg:y="3.81cm">
          <draw:text-box>
            <text:p text:style-name="P3"><text:span text:style-name="T30">def</text:span><text:span text:style-name="T31"> </text:span><text:span text:style-name="T32">getValue</text:span><text:span text:style-name="T31">(s: Any): Option[String]</text:span></text:p>
          </draw:text-box>
        </draw:frame>
        <draw:frame draw:style-name="gr9" draw:text-style-name="P4" draw:layer="layout" svg:width="24.765cm" svg:height="3.755cm" svg:x="0.905cm" svg:y="7.534cm">
          <draw:text-box>
            <text:p text:style-name="P3"><text:span text:style-name="T2"><text:s text:c="2"/></text:span><text:span text:style-name="T33">getValue</text:span><text:span text:style-name="T2">(object) </text:span><text:span text:style-name="T4">match</text:span><text:span text:style-name="T2"> {</text:span></text:p>
            <text:p text:style-name="P3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3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”Nothing”</text:span><text:span text:style-name="T2">)</text:span></text:p>
            <text:p text:style-name="P3"><text:span text:style-name="T2"><text:s text:c="2"/></text:span><text:span text:style-name="T2">}</text:span></text:p>
          </draw:text-box>
        </draw:frame>
        <draw:frame draw:style-name="gr12" draw:text-style-name="P4" draw:layer="layout" svg:width="26.035cm" svg:height="1.127cm" svg:x="1.84cm" svg:y="13.81cm">
          <draw:text-box>
            <text:p text:style-name="P3"><text:span text:style-name="T34">val</text:span><text:span text:style-name="T35"> result = </text:span><text:span text:style-name="T36">getValue(object).getOrElse(</text:span><text:span text:style-name="T37">"Nothing"</text:span><text:span text:style-name="T36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1">
        <draw:frame presentation:style-name="pr6" draw:layer="layout" svg:width="25.199cm" svg:height="3.507cm" svg:x="1.4cm" svg:y="0.837cm" presentation:class="title">
          <draw:text-box>
            <text:p>Oppgaver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Åpne pattern-matching prosjektet</text:p>
              </text:list-item>
              <text:list-item>
                <text:p text:style-name="P14">Tester under scalaexamples.patternmatching</text:p>
              </text:list-item>
              <text:list-item>
                <text:p text:style-name="P14">Legg til @Test på en etter en metode</text:p>
              </text:list-item>
              <text:list-item>
                <text:p text:style-name="P14">Følg instrukser i koden</text:p>
              </text:list-item>
              <text:list-item>
                <text:p text:style-name="P14">Få testene til å bli grøn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8:33:37</meta:creation-date>
    <meta:editing-duration>PT05H34M07S</meta:editing-duration>
    <meta:editing-cycles>58</meta:editing-cycles>
    <meta:generator>OpenOffice.org/3.0$Win32 OpenOffice.org_project/300m9$Build-9358</meta:generator>
    <meta:initial-creator>Alf Kristian Støyle</meta:initial-creator>
    <dc:date>2009-11-09T14:46:30.60</dc:date>
    <dc:creator>Fredrik Vraalsen</dc:creator>
    <meta:document-statistic meta:object-count="89"/>
  </office:meta>
</office:document-meta>
</file>